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ainerSet.createCarg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ainerSet.getCargo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ainerSet.setTimeout( long the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Set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ntainerSet.setProxyPort( int theProxy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Set.addCargo( CargoElement the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Set.getProxy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